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 funcion(a,b):</text:p>
      <text:p text:style-name="Standard">operacion=(a*b)</text:p>
      <text:p text:style-name="Standard">return operacion</text:p>
      <text:p text:style-name="Standard">a=int(input("ingrese numero1"))</text:p>
      <text:p text:style-name="Standard">b=int(input("ingrese numero2"))</text:p>
      <text:p text:style-name="Standard">multiplicacion=print("el resultado de la multiplicacion es:",funcion(a,b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2:56:43.449028435</meta:creation-date>
    <dc:date>2025-03-20T12:57:06.378374960</dc:date>
    <meta:editing-duration>PT24S</meta:editing-duration>
    <meta:editing-cycles>1</meta:editing-cycles>
    <meta:document-statistic meta:table-count="0" meta:image-count="0" meta:object-count="0" meta:page-count="1" meta:paragraph-count="6" meta:word-count="15" meta:character-count="184" meta:non-whitespace-character-count="175"/>
    <meta:generator>LibreOffice/24.8.5.2$Linux_X86_64 LibreOffice_project/480$Build-2</meta:generator>
  </office:meta>
</office:document-meta>
</file>